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560702A393831A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0cm" svg:y="0.001cm">
          <draw:image xlink:href="Pictures/10000000000005DC0000044E560702A393831ADE.jpg" xlink:type="simple" xlink:show="embed" xlink:actuate="onLoad">
            <text:p/>
          </draw:image>
        </draw:frame>
        <draw:frame draw:style-name="gr2" draw:text-style-name="P6" draw:layer="layout" svg:width="23.16cm" svg:height="11.495cm" svg:x="2.42cm" svg:y="3.255cm">
          <draw:text-box>
            <text:p text:style-name="P2"><text:span text:style-name="T1">The Last Supper</text:span></text:p>
            <text:p text:style-name="P2"><text:span text:style-name="T2">(Mark 14:12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4:54.766000000</dc:date>
    <meta:editing-duration>PT19M18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